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b9f" officeooo:paragraph-rsid="000d9b9f"/>
    </style:style>
    <style:style style:name="T1" style:family="text">
      <style:text-properties officeooo:rsid="000d9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(294.26953125, 229.88270568847656)] <text:s text:c="2"/><text:span text:style-name="T1">25.5 /8</text:span></text:p>
      <text:p text:style-name="Standard"/>
      <text:p text:style-name="Standard"/>
      <text:p text:style-name="Standard">raw <text:s/>[(395.6649475097656, 185.25181579589844)] <text:s/><text:span text:style-name="T1">21.5/22</text:span></text:p>
      <text:p text:style-name="Standard"/>
      <text:p text:style-name="Standard"/>
      <text:p text:style-name="P1">for beta cal</text:p>
      <text:p text:style-name="P1">[(308.56256103515625, 59.13813781738281), (235.29429626464844, 58.776371002197266)]</text:p>
      <text:p text:style-name="P1"/>
      <text:p text:style-name="P1">at 0,0</text:p>
      <text:p text:style-name="P1">raw <text:s/>[(304.0655822753906, 41.406558990478516), (230.38157653808594, 41.403507232666016)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1T10:54:53.728389798</meta:creation-date>
    <dc:date>2024-04-11T10:58:44.079538486</dc:date>
    <meta:editing-duration>PT3M51S</meta:editing-duration>
    <meta:editing-cycles>1</meta:editing-cycles>
    <meta:document-statistic meta:table-count="0" meta:image-count="0" meta:object-count="0" meta:page-count="1" meta:paragraph-count="6" meta:word-count="22" meta:character-count="290" meta:non-whitespace-character-count="269"/>
    <meta:generator>LibreOffice/6.4.7.2$Linux_X86_64 LibreOffice_project/40$Build-2</meta:generator>
  </office:meta>
</office:document-meta>
</file>